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0.03 <text:s text:c="11"/>(2.268901e-09 9.156467e-09 -1.580421e-03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riction factor calc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shear stress</text:p>
          </table:table-cell>
          <table:table-cell table:number-columns-repeated="2"/>
        </table:table-row>
        <table:table-row table:style-name="ro1">
          <table:table-cell table:style-name="ce2" office:value-type="float" office:value="0.8" calcext:value-type="float">
            <text:p>8.00E-01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ho (density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3</text:p>
          </table:table-cell>
        </table:table-row>
        <table:table-row table:style-name="ro1">
          <table:table-cell office:value-type="string" calcext:value-type="string">
            <text:p>avg velocity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D=tau/(0.125*rho*u^2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table:formula="of:=([.A9])/(1/8*[.B12]*[.B13]^2)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gmallya.com/moodys-friction-factor-calculato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ebrook formula: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8:35:40.221414309</meta:creation-date>
    <dc:date>2020-07-21T18:59:26.891888787</dc:date>
    <meta:editing-duration>PT22M43S</meta:editing-duration>
    <meta:editing-cycles>9</meta:editing-cycles>
    <meta:generator>LibreOffice/6.4.4.2$Linux_X86_64 LibreOffice_project/40$Build-2</meta:generator>
    <meta:document-statistic meta:table-count="1" meta:cell-count="18" meta:object-count="0"/>
  </office:meta>
</office:document-meta>
</file>